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46b329"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57e1f" officeooo:paragraph-rsid="004736aa"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157e1f" officeooo:paragraph-rsid="0047eb10" style:font-size-asian="15pt" style:language-asian="zxx" style:country-asian="none" style:font-size-complex="15pt" style:language-complex="zxx" style:country-complex="none"/>
    </style:style>
    <style:style style:name="P6" style:family="paragraph" style:parent-style-name="Standard">
      <style:paragraph-properties fo:text-align="justify" style:justify-single-word="false"/>
      <style:text-properties style:font-name="Traveling _Typewriter" fo:font-size="15pt" fo:language="fr" fo:country="FR" officeooo:rsid="00157e1f" officeooo:paragraph-rsid="0049533c"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2977e0"/>
    </style:style>
    <style:style style:name="T5" style:family="text">
      <style:text-properties officeooo:rsid="002cedf4"/>
    </style:style>
    <style:style style:name="T6" style:family="text">
      <style:text-properties officeooo:rsid="0034dd7b"/>
    </style:style>
    <style:style style:name="T7" style:family="text">
      <style:text-properties officeooo:rsid="0036890d"/>
    </style:style>
    <style:style style:name="T8" style:family="text">
      <style:text-properties officeooo:rsid="003df482"/>
    </style:style>
    <style:style style:name="T9" style:family="text">
      <style:text-properties officeooo:rsid="00417c7f"/>
    </style:style>
    <style:style style:name="T10" style:family="text">
      <style:text-properties style:text-position="super 58%" officeooo:rsid="003df482"/>
    </style:style>
    <style:style style:name="T11" style:family="text">
      <style:text-properties style:text-position="super 58%" officeooo:rsid="0047eb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4">Ekniuplast</text:span></text:p>
      <text:p text:style-name="P1"/>
      <text:p text:style-name="P1"><text:span text:style-name="T2">Age :</text:span> <text:span text:style-name="T9">32 ans</text:span></text:p>
      <text:p text:style-name="P1"/>
      <text:p text:style-name="P1"><text:span text:style-name="T2">Sexe :</text:span> <text:span text:style-name="T1">Mâle</text:span></text:p>
      <text:p text:style-name="P1"/>
      <text:p text:style-name="P1"><text:span text:style-name="T2">Origine :</text:span> <text:span text:style-name="T1">Volkobil</text:span></text:p>
      <text:p text:style-name="P1"/>
      <text:p text:style-name="P1"><text:span text:style-name="T2">Métier :</text:span> <text:span text:style-name="T4">Mineur, chef d’État</text:span></text:p>
      <text:p text:style-name="P1"/>
      <text:p text:style-name="P6"><text:span text:style-name="T3">Caractéristique</text:span><text:span text:style-name="T2"> physique :</text:span> <text:span text:style-name="T5">Ekniuplast est un homme très grand, avec une carrure imposante. Comme tous les volkobiliens, il a la peau ébène et les cheveux roux, et a des yeux jaunes. Il a une pilosité fournie sur son torse, une épaisse moustache, et a une chevelure abondante et flamboyante lui valant son surnom de « Lion des mines ». Son travail de mineur a développé son corps, avec de larges épaules, des mains épaisses, les ongles noircis par le charbon et une mâchoire carrée. Il est vêtu d’un grand manteau noir, avec des épaulettes d’acier aux bords rouge orangé. Ses bottes sont aussi faites d’acier, tout comme la chaudière à charbon accrochée dans son dos. </text:span></text:p>
      <text:p text:style-name="P3"><text:span text:style-name="T5"><text:tab/>Cette chaudière sert au fonctionnement de son arme, un lance-flamme. Elle possède trois cheminées qui dépassent sa tête, ajoutant à sa grandeur impressionnante et sa morphologie de bête de guerre.</text:span></text:p>
      <text:p text:style-name="P1"/>
      <text:p text:style-name="P1"><text:span text:style-name="T2">Tempérament :</text:span> <text:span text:style-name="T7">Ekniuplast fait preuve de beaucoup de compassion et fait toujours de son mieux pour pousser les plus défavorisés vers le haut. Toutefois il n’hésiterait pas à le faire au détriment des autres nations et à prendre de gros risques si cela lui permet d’atteindre son objectif. Ekniuplast est réputé juste et incorruptible, mais aussi impulsif et d’une détermination d’acier, le poussant parfois à réprimander et à être offensif « au cas où ».</text:span></text:p>
      <text:p text:style-name="P1"/>
      <text:p text:style-name="P4"><text:span text:style-name="T2">Biographie :</text:span> <text:span text:style-name="T8">Ekniuplast est né dans une famille de mineurs Volkobiliens commerçant avec Gollémantéry. Il n’est jamais allé à l’école car il a passé son </text:span><text:soft-page-break/><text:span text:style-name="T8">enfance à aider ses parents. Ce métier dangereux coûta la vie à beaucoup de familles et à ses proches, voisins, amis… Le charbon était récolté à la main, Volkobil n’étant pas encore industrialisée. Se révoltant contre sa condition, Ekniuplast était connu dans les mines comme un enfant turbulent et s’offusquant rapidement. </text:span></text:p>
      <text:p text:style-name="P4"><text:span text:style-name="T8"><text:tab/>Lorsqu’il avait 26 ans, Volkobil reçut une déclaration de guerre de la part de ses voisins. Il profita de cette occasion pour quitter les mines et s’engager dans l’armée. Les volkobiliens utilisant majoritairement une technique défensive, les stimissiens n’arrivèrent pas à occuper Volkobil. </text:span></text:p>
      <text:p text:style-name="P5"><text:span text:style-name="T8"><text:tab/>Si la guerre est gagnée, l’Empereur fut néanmoins capturé à cause d’une action stupide pour narguer les stimissiens à la fin de la dernière bataille. Des élections furent alors organisées pour désigner le nouvel empereur. Grâce au soutien des ouvriers et des classes sociales les plus pauvres et dû à son milieu social, Ekniuplast fut élu à 72 %. Il œuvra alors à un redressement de Volkobil. </text:span></text:p>
      <text:p text:style-name="P5"><text:span text:style-name="T8"><text:tab/>Il ferma tout d’abord les mines, jugeant ce travail indécent. Les recherches scientifiques permirent de développer l’industrie du pays et de mécaniser les secteurs dangereux pour améliorer les conditions des citoyens. Seulement, Ekniuplast se heurta au problème de l’énergie car depuis la fermeture des mines, le <text:s/>charbon manque, et l’utilisation de nouvelles machines nécessitait plus. Profitant que Yamazuppet fût toujours en guerre contre eux, Ekniuplast lança une campagne de déforestation pour changer le bois en charbon. </text:span></text:p>
      <text:p text:style-name="P5"><text:span text:style-name="T8"><text:tab/>Les soldats furent armés de lances-flammes pour brûler des hectares de forêt dont les restes carbonisés sont récoltés. Les villages des yamazuppetiens furent pillés puis rasés, et les habitants brûlés sans somation. Conscient du problème éthique soulevé (notons qu’à la même époque Sraëlblétih organisait la purge des stimissiens asiatiques), Ekniuplast fit construire, avec l’aide des gollémantériens, l’énorme centrale de Volkobil. Une fois celle-ci terminée, Volkobil se fournit en </text:span><text:soft-page-break/><text:span text:style-name="T8">énergie thermique grâce au magma du volcan de Gollémantéry. Ekniuplast signa dans la foulée un traité de paix avec Dyk-Luzk, avec comme condition l’annexion des terres brûlés. </text:span></text:p>
      <text:p text:style-name="P5"><text:span text:style-name="T8"><text:tab/>Quelques mois après, à ses 32 ans, Ekniuplast s’engagea aux côtés de Goléaire dans la grande guerre contre Zerlock. Une fois la bataille remportée, il signa le traité de Skjold, s’engageant à fournir l’énergie nécessaire aux fonctions de l’usine à magie qui les protégeraient d’autres invasions extérieures possibles. Le traité fut rédigé par Goléaire, mais comme Ekniuplast le signa en premier, Sraëlblétih refusa de le signer en acceptant tout de même de céder un morceau de sa plage pour la construire. Les années qui suivirent, Ekniuplast envoya des colons dans les nouvelles plaines de Volkobil, mais les villages ne résistaient jamais longtemps aux créatures extérieures qui les attaquaient. <text:s/>Ekniuplast faillit réengager une guerre contre Dyk-Luzk, l’accusant de manipuler la faune pour la rendre agressive, mais il mourut avant de pouvoir se reconstituer une armée compétente. À seulement 56 ans, Ekniuplast fit une crise cardiaque pendant un discours, et mourut dans les cris et les larmes de son peuple, l’ayant soutenu jusque dans ses derniers instants.</text:span></text:p>
      <text:p text:style-name="P1"/>
      <text:p text:style-name="P2"><text:span text:style-name="T2">Liens familiaux :</text:span> <text:span text:style-name="T6">Les parents d’Ekniuplast se sont pas nommés, et il n’aura ni femme ni descendance. Il a cependant une petite sœur nommée Sdrovy qui lui succédera à sa m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10M59S</meta:editing-duration>
    <meta:editing-cycles>49</meta:editing-cycles>
    <meta:generator>LibreOffice/5.2.5.1$Windows_x86 LibreOffice_project/0312e1a284a7d50ca85a365c316c7abbf20a4d22</meta:generator>
    <dc:date>2019-03-04T20:49:41.295000000</dc:date>
    <meta:document-statistic meta:table-count="0" meta:image-count="0" meta:object-count="0" meta:page-count="3" meta:paragraph-count="15" meta:word-count="791" meta:character-count="4994" meta:non-whitespace-character-count="4204"/>
    <meta:user-defined meta:name="Info 1"/>
    <meta:user-defined meta:name="Info 2"/>
    <meta:user-defined meta:name="Info 3"/>
    <meta:user-defined meta:name="Info 4"/>
  </office:meta>
</office:document-meta>
</file>